
<file path=META-INF/manifest.xml><?xml version="1.0" encoding="utf-8"?>
<manifest:manifes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automatic-styles>
    <style:style style:name="heightsuit18pt" style:family="table-row" style:display-name="heightsuit18pt">
      <style:table-row-properties style:row-height="18pt"/>
    </style:style>
    <style:style style:name="heightsuit24pt" style:family="table-row" style:display-name="heightsuit24pt">
      <style:table-row-properties style:row-height="24pt"/>
    </style:style>
    <style:style style:name="heightsuit14pt" style:family="table-row" style:display-name="heightsuit14pt">
      <style:table-row-properties style:row-height="14pt"/>
    </style:style>
    <style:style style:name="Wide" style:family="table-column" style:display-name="Wide">
      <style:table-column-properties style:column-width="10cm"/>
    </style:style>
  </office:automatic-styles>
  <office:body>
    <office:spreadsheet>
      <table:table>
        <table:table-row table:style-name="heightsuit18pt">
          <table:table-cell table:style-name="header2">
            <text:p>Heading</text:p>
          </table:table-cell>
        </table:table-row>
        <table:table-row table:style-name="heightsuit24pt">
          <table:table-cell table:style-name="text">
            <text:p>How much per week apples do you need to feel good?
</text:p>
          </table:table-cell>
        </table:table-row>
        <table:table-row table:style-name="heightsuit14pt">
          <table:table-cell table:style-name="text">
            <text:p>“что-то в кавычках”
</text:p>
          </table:table-cell>
        </table:table-row>
        <table:table-row table:style-name="heightsuit14pt">
          <table:table-cell table:style-name="text">
            <text:p>‘что-то в других кавычках’
</text:p>
          </table:table-cell>
        </table:table-row>
        <table:table-row table:style-name="heightsuit24pt">
          <table:table-cell table:style-name="text">
            <text:p>«Что-то в третьиъ кавычках, а ““тут” ’еще’” парочка»
</text:p>
          </table:table-cell>
        </table:table-row>
        <table:table-row/>
        <table:table-row>
          <table:table-cell/>
          <table:table-cell table:style-name="tablehead">
            <text:p>Age</text:p>
          </table:table-cell>
          <table:table-cell table:style-name="tablehead">
            <text:p>5-25 years</text:p>
          </table:table-cell>
          <table:table-cell table:style-name="tablehead">
            <text:p>25-35 years</text:p>
          </table:table-cell>
          <table:table-cell table:style-name="tablehead">
            <text:p>&gt;45 years</text:p>
          </table:table-cell>
        </table:table-row>
        <table:table-row>
          <table:table-cell/>
          <table:table-cell table:style-name="tablebody">
            <text:p>Man</text:p>
          </table:table-cell>
          <table:table-cell table:style-name="tablebody">
            <text:p>4</text:p>
          </table:table-cell>
          <table:table-cell table:style-name="tablebody">
            <text:p>6</text:p>
          </table:table-cell>
          <table:table-cell table:style-name="tablebody">
            <text:p>7</text:p>
          </table:table-cell>
        </table:table-row>
        <table:table-row>
          <table:table-cell/>
          <table:table-cell table:style-name="tablebody">
            <text:p>Woman</text:p>
          </table:table-cell>
          <table:table-cell table:style-name="tablebody">
            <text:p>3</text:p>
          </table:table-cell>
          <table:table-cell table:style-name="tablebody">
            <text:p>5</text:p>
          </table:table-cell>
          <table:table-cell table:style-name="tablebody">
            <text:p>7</text:p>
          </table:table-cell>
        </table:table-row>
        <table:table-row/>
        <table:table-row table:style-name="heightsuit14pt">
          <table:table-cell table:style-name="text">
            <text:p>Apples are very useful!
</text:p>
          </table:table-cell>
        </table:table-row>
        <table:table-column table:style-name="Wide"/>
      </table:table>
    </office:spreadsheet>
  </office:body>
</office:document-content>
</file>

<file path=styles.xml><?xml version="1.0" encoding="utf-8"?>
<office:document-styles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styles>
    <style:style style:name="header2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font-size="14pt" fo:font-style="italic" style:font-size-asian="14pt" style:font-style-asian="italic" style:font-size-complex="14pt" style:font-style-complex="italic"/>
    </style:style>
    <style:style style:name="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  <style:style style:name="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</office:styles>
  <office:automatic-styles/>
</office:document-styles>
</file>

<file path=meta.xml><?xml version="1.0" encoding="utf-8"?>
<office:document-meta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